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CopletAdapter.renderErrorContent( CopletInstance coplet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pplicationCopletAdapter.inform( CopletInstanceEvent 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pplicationCopletAdapter.streamContent( final CopletInstance coplet , final String uri , final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